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7e909" officeooo:paragraph-rsid="0007e909"/>
    </style:style>
    <style:style style:name="P2" style:family="paragraph" style:parent-style-name="Text_20_body">
      <style:text-properties style:text-position="0% 100%" officeooo:rsid="001581a8" officeooo:paragraph-rsid="001581a8"/>
    </style:style>
    <style:style style:name="P3" style:family="paragraph" style:parent-style-name="Text_20_body">
      <style:text-properties officeooo:rsid="000e0605" officeooo:paragraph-rsid="000e0605"/>
    </style:style>
    <style:style style:name="P4" style:family="paragraph" style:parent-style-name="Title">
      <style:text-properties officeooo:rsid="0007e909" officeooo:paragraph-rsid="0007e909"/>
    </style:style>
    <style:style style:name="P5" style:family="paragraph" style:parent-style-name="Heading_20_2">
      <style:text-properties officeooo:rsid="001ac6e7" officeooo:paragraph-rsid="001ac6e7"/>
    </style:style>
    <style:style style:name="P6" style:family="paragraph" style:parent-style-name="Text_20_body" style:list-style-name="L1">
      <style:text-properties officeooo:rsid="0007e909" officeooo:paragraph-rsid="0007e909"/>
    </style:style>
    <style:style style:name="P7" style:family="paragraph" style:parent-style-name="Text_20_body" style:list-style-name="L1">
      <style:text-properties officeooo:rsid="0007e909" officeooo:paragraph-rsid="000dd689"/>
    </style:style>
    <style:style style:name="P8" style:family="paragraph" style:parent-style-name="Text_20_body" style:list-style-name="L1">
      <style:text-properties officeooo:rsid="000da5bc" officeooo:paragraph-rsid="000f53a5"/>
    </style:style>
    <style:style style:name="P9" style:family="paragraph" style:parent-style-name="Text_20_body" style:list-style-name="L1">
      <style:text-properties officeooo:rsid="000da5bc" officeooo:paragraph-rsid="000da5bc"/>
    </style:style>
    <style:style style:name="P10" style:family="paragraph" style:parent-style-name="Text_20_body" style:list-style-name="L1">
      <style:text-properties officeooo:rsid="000e0605" officeooo:paragraph-rsid="000e0605"/>
    </style:style>
    <style:style style:name="P11" style:family="paragraph" style:parent-style-name="Text_20_body" style:list-style-name="L1">
      <style:text-properties officeooo:rsid="000fe33b" officeooo:paragraph-rsid="000fe33b"/>
    </style:style>
    <style:style style:name="P12" style:family="paragraph" style:parent-style-name="Text_20_body" style:list-style-name="L2">
      <style:text-properties officeooo:rsid="00222920" officeooo:paragraph-rsid="00232a2e"/>
    </style:style>
    <style:style style:name="P13" style:family="paragraph" style:parent-style-name="Text_20_body" style:list-style-name="L2">
      <style:text-properties officeooo:rsid="001ac6e7" officeooo:paragraph-rsid="001ac6e7"/>
    </style:style>
    <style:style style:name="P14" style:family="paragraph" style:parent-style-name="Text_20_body" style:list-style-name="L2">
      <style:text-properties officeooo:rsid="001e65c8" officeooo:paragraph-rsid="001e65c8"/>
    </style:style>
    <style:style style:name="P15" style:family="paragraph" style:parent-style-name="Text_20_body" style:list-style-name="L1">
      <style:text-properties officeooo:rsid="00099102" officeooo:paragraph-rsid="00099102"/>
    </style:style>
    <style:style style:name="P16" style:family="paragraph" style:parent-style-name="Text_20_body" style:list-style-name="L1">
      <style:text-properties officeooo:rsid="000d3591" officeooo:paragraph-rsid="000d3591"/>
    </style:style>
    <style:style style:name="P17" style:family="paragraph" style:parent-style-name="Text_20_body" style:list-style-name="L1">
      <style:text-properties officeooo:rsid="000d3591" officeooo:paragraph-rsid="001ac6e7"/>
    </style:style>
    <style:style style:name="P18" style:family="paragraph" style:parent-style-name="Text_20_body" style:list-style-name="L1">
      <style:text-properties officeooo:rsid="000b7f93" officeooo:paragraph-rsid="000b7f93"/>
    </style:style>
    <style:style style:name="P19" style:family="paragraph" style:parent-style-name="Text_20_body" style:list-style-name="L1">
      <style:text-properties officeooo:rsid="000b7f93" officeooo:paragraph-rsid="000d3591"/>
    </style:style>
    <style:style style:name="P20" style:family="paragraph" style:parent-style-name="Text_20_body" style:list-style-name="L1">
      <style:text-properties style:text-position="0% 100%" officeooo:rsid="000d3591" officeooo:paragraph-rsid="000d3591"/>
    </style:style>
    <style:style style:name="T1" style:family="text">
      <style:text-properties style:text-position="sub 58%"/>
    </style:style>
    <style:style style:name="T2" style:family="text">
      <style:text-properties officeooo:rsid="000d3591"/>
    </style:style>
    <style:style style:name="T3" style:family="text">
      <style:text-properties officeooo:rsid="000da5bc"/>
    </style:style>
    <style:style style:name="T4" style:family="text">
      <style:text-properties officeooo:rsid="000f53a5"/>
    </style:style>
    <style:style style:name="T5" style:family="text">
      <style:text-properties officeooo:rsid="000fe33b"/>
    </style:style>
    <style:style style:name="T6" style:family="text">
      <style:text-properties officeooo:rsid="001117ad"/>
    </style:style>
    <style:style style:name="T7" style:family="text">
      <style:text-properties officeooo:rsid="001ac6e7"/>
    </style:style>
    <style:style style:name="T8" style:family="text">
      <style:text-properties officeooo:rsid="001e65c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32a2e" style:font-style-asian="normal" style:font-style-complex="normal"/>
    </style:style>
    <style:style style:name="T12" style:family="text">
      <style:text-properties officeooo:rsid="00232a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3340 VCO</text:p>
      <text:p text:style-name="P1">Possible 3340 VCO design ideas:</text:p>
      <text:p text:style-name="P1">Base mainly on existing design<text:span text:style-name="T3">s</text:span>… <text:span text:style-name="T3">Hybrid of LMNC and </text:span>Kassutronics? (T. Henry VCO Maximus maybe, but original design doesn’t translate well to ±12V; see Fonitronik and Modularsynthesis.com versions for 12V modifications) </text:p>
      <text:h text:style-name="Heading_20_1" text:outline-level="1"><text:span text:style-name="T7">Modifications from </text:span>Kassutronics:</text:h>
      <text:h text:style-name="Heading_20_2" text:outline-level="2">Fairly definite:</text:h>
      <text:list xml:id="list2230805077" text:style-name="L1">
        <text:list-item>
          <text:list>
            <text:list-item>
              <text:p text:style-name="P6">Add protection diodes</text:p>
            </text:list-item>
            <text:list-item>
              <text:p text:style-name="P7">No +5V regulator. Kassutronics limits internal pitch CV (center value, Frequency, and Fine Tune) to 0–5V, using a regulator instead of a voltage reference for some reason, but we will not.</text:p>
            </text:list-item>
            <text:list-item>
              <text:p text:style-name="P8">R<text:span text:style-name="T4">eplace CV sources with LMNC ones: Octave switch, center trimmer, fine tune knob (center detent?), V/Oct CV in, attenuated CV in. Expand octave switch to 8 octaves.</text:span></text:p>
            </text:list-item>
            <text:list-item>
              <text:p text:style-name="P9">Add LMNC style link? Maybe not identical, but something for my own controller?</text:p>
            </text:list-item>
            <text:list-item>
              <text:p text:style-name="P10">Access to trimmers <text:span text:style-name="T5">and measurement point</text:span> from front</text:p>
            </text:list-item>
          </text:list>
        </text:list-item>
      </text:list>
      <text:p text:style-name="P3">With foregoing modifications we have this panel:</text:p>
      <text:list xml:id="list181705998552575" text:continue-numbering="true" text:style-name="L1">
        <text:list-item>
          <text:list>
            <text:list-item>
              <text:p text:style-name="P10">Pots: (4) CV, Fine tune, PW, PWM CV</text:p>
            </text:list-item>
            <text:list-item>
              <text:p text:style-name="P10">Rotary switch: (1) Octave</text:p>
            </text:list-item>
            <text:list-item>
              <text:p text:style-name="P10">Toggle switch: (1) Soft/hard sync</text:p>
            </text:list-item>
            <text:list-item>
              <text:p text:style-name="P10">Jacks: (5 in) V/Oct, CV, Lin FM, PWM, Sync; (4 out) Sine, Tri, Ramp, Pulse</text:p>
            </text:list-item>
            <text:list-item>
              <text:p text:style-name="P10">Trimmer holes: (6) Tracking, Center freq, HFT, Sin shape, Sin amp, Voltage ref</text:p>
            </text:list-item>
            <text:list-item>
              <text:p text:style-name="P11">Measurement point hole: <text:span text:style-name="T6">(1) </text:span>V<text:span text:style-name="T1">ref</text:span></text:p>
            </text:list-item>
          </text:list>
        </text:list-item>
      </text:list>
      <text:h text:style-name="P5" text:outline-level="2">Also consider:</text:h>
      <text:list xml:id="list1816164388" text:style-name="L2">
        <text:list-item>
          <text:p text:style-name="P12">Note the LMNC VCO is said to produce ~ 440 Hz at CV of 9 V; <text:span text:style-name="T12">at 12 V it tops out about 3100 Hz</text:span>. I don’t understand why this is so low. Per the CEM3340 datasheet, with 1 nF cap on pin 11 it should have a useful range about 5 Hz to 10 kHz (with 15 V supply, but for the same CV range, 12 V should get only ~25% <text:span text:style-name="T9">higher </text:span><text:span text:style-name="T10">frequencies). </text:span><text:span text:style-name="T11">Perhaps this is with summed CVs going higher than is possible with a 12 V system. I’d like higher frequencies than 3100 Hz, so perhaps the cap should be lowered. Note the Electrosmith ES 3340 module claims a frequency range of 0.045 Hz to 100 kHz, with CV from -7.5 V to +12V. </text:span></text:p>
        </text:list-item>
        <text:list-item>
          <text:p text:style-name="P13">Don’t use 3340 pulse wave output; instead use comparator on triangle(?) wave. This due to <text:soft-page-break/>known problems with 3340 pulse wave: Oscillations on falling edge, frequency changes with PWM, <text:span text:style-name="T8">and bad pulse shape at high frequency</text:span>.</text:p>
        </text:list-item>
        <text:list-item>
          <text:p text:style-name="P14">Or do use pulse wave output, but add the Latvian Solution <text:a xlink:type="simple" xlink:href="http://www.alfarzpp.lv/eng/sc/AS3340%20tip%20VCO%20_%20PWM%20.pdf" text:style-name="Internet_20_link" text:visited-style-name="Visited_20_Internet_20_Link">http://www.alfarzpp.lv/eng/sc/AS3340%20tip%20VCO%20_%20PWM%20.pdf</text:a> and pulse reshaping <text:a xlink:type="simple" xlink:href="https://lookmumnocomputer.discourse.group/t/1222-tuner-vco-module-fixes-improvements/2072/7?u=analogoutput" text:style-name="Internet_20_link" text:visited-style-name="Visited_20_Internet_20_Link">https://lookmumnocomputer.discourse.group/t/1222-tuner-vco-module-fixes-improvements/2072/7?u=analogoutput</text:a> .</text:p>
        </text:list-item>
      </text:list>
      <text:h text:style-name="Heading_20_1" text:outline-level="1">Kassutronics compared to LMNC</text:h>
      <text:list xml:id="list181705407052812" text:continue-list="list181705998552575" text:style-name="L1">
        <text:list-item>
          <text:list>
            <text:list-item>
              <text:p text:style-name="P15">LMNC uses internal Zener for VEE. K uses -5V regulator.</text:p>
            </text:list-item>
            <text:list-item>
              <text:p text:style-name="P16">LMNC uses +12V for freq <text:span text:style-name="T4">trimmer</text:span> and PW knob, 4.1V(?) voltage reference for octave switch and to get 1V for fine tuning. K uses +5V regulator for freq, PW, and fine tuning knobs. </text:p>
            </text:list-item>
            <text:list-item>
              <text:p text:style-name="P15">K uses both hard and soft sync, LMNC uses hard only</text:p>
            </text:list-item>
            <text:list-item>
              <text:p text:style-name="P15">K adds 10n cap between 470R resistor on pin 13 and ground</text:p>
            </text:list-item>
            <text:list-item>
              <text:p text:style-name="P15">LMNC uses ~2x resistances for high freq track</text:p>
            </text:list-item>
            <text:list-item>
              <text:p text:style-name="P15">K CV<text:span text:style-name="T2">s</text:span> are:</text:p>
              <text:list>
                <text:list-item>
                  <text:p text:style-name="P15">+5V / 220k <text:span text:style-name="T3">fixed CV</text:span></text:p>
                </text:list-item>
                <text:list-item>
                  <text:p text:style-name="P15">0–+5V / 47k frequency knob</text:p>
                </text:list-item>
                <text:list-item>
                  <text:p text:style-name="P15">0–+5V / 1.5M fine tune knob</text:p>
                </text:list-item>
                <text:list-item>
                  <text:p text:style-name="P15">2x Input / 100k V/Oct jacks</text:p>
                </text:list-item>
              </text:list>
            </text:list-item>
            <text:list-item>
              <text:p text:style-name="P16">LMNC CVs are:</text:p>
              <text:list>
                <text:list-item>
                  <text:p text:style-name="P17">0–+12V / 100k frequency <text:span text:style-name="T7">center trimmer</text:span></text:p>
                </text:list-item>
                <text:list-item>
                  <text:p text:style-name="P16">+4/+3/+2/+1/0V / 100k octave switch</text:p>
                </text:list-item>
                <text:list-item>
                  <text:p text:style-name="P16">0–+1V / 100k fin<text:span text:style-name="T7">e</text:span> tune knob</text:p>
                </text:list-item>
                <text:list-item>
                  <text:p text:style-name="P16">Input / 100k pot / 470k <text:span text:style-name="T7">modulation </text:span>CV jack</text:p>
                </text:list-item>
                <text:list-item>
                  <text:p text:style-name="P16">Input / 100k V/Oct jack</text:p>
                </text:list-item>
              </text:list>
            </text:list-item>
            <text:list-item>
              <text:p text:style-name="P18">LMNC PWM section is more complicated, provides both manual PW and PWM CV with attenuation. K provides only CV with attenuation (normalled to +5V for manual control if no CV)</text:p>
            </text:list-item>
            <text:list-item>
              <text:p text:style-name="P18">K provides Tri-Sin converter for Sin output</text:p>
            </text:list-item>
            <text:list-item>
              <text:p text:style-name="P19">K amplifies all outputs for 10V<text:span text:style-name="T1">pp</text:span></text:p>
            </text:list-item>
            <text:list-item>
              <text:p text:style-name="P20">LMNC provides link connector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18:17:03.993981499</dc:date>
    <meta:editing-duration>PT14H24M56S</meta:editing-duration>
    <meta:editing-cycles>9</meta:editing-cycles>
    <meta:generator>LibreOffice/6.3.5.2$Linux_X86_64 LibreOffice_project/dd0751754f11728f69b42ee2af66670068624673</meta:generator>
    <meta:document-statistic meta:table-count="0" meta:image-count="0" meta:object-count="0" meta:page-count="2" meta:paragraph-count="42" meta:word-count="587" meta:character-count="3241" meta:non-whitespace-character-count="2732"/>
  </office:meta>
</office:document-meta>
</file>